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1F49B8179E9F9329F8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tima" svg:font-family="Optima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1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75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b2b2b2" loext:opacity="100%" style:font-name="Optima"/>
    </style:style>
    <style:style style:name="P4" style:family="paragraph">
      <loext:graphic-properties draw:fill="none" draw:fill-color="#ffffff"/>
      <style:text-properties fo:color="#b2b2b2" loext:opacity="100%" style:font-name="Optima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color="#b2b2b2" loext:opacity="100%" style:font-name="Optima"/>
    </style:style>
    <style:style style:name="P6" style:family="paragraph">
      <style:paragraph-properties fo:text-align="start"/>
      <style:text-properties fo:color="#b2b2b2" loext:opacity="100%" style:font-name="Optima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2b2b2" loext:opacity="100%" style:font-name="Optima"/>
    </style:style>
    <style:style style:name="P8" style:family="paragraph">
      <style:text-properties fo:color="#b2b2b2" loext:opacity="100%" style:font-name="Optima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b2b2b2" loext:opacity="100%" style:font-name="Optima" fo:font-weight="bold" style:font-weight-asian="bold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color="#b2b2b2" loext:opacity="100%" style:font-name="Optima"/>
    </style:style>
    <style:style style:name="T2" style:family="text">
      <style:text-properties fo:color="#b2b2b2" loext:opacity="100%" style:font-name="Optima" fo:font-weight="bold" style:font-weight-asian="bold" style:font-weight-complex="bold"/>
    </style:style>
    <style:style style:name="T3" style:family="text">
      <style:text-properties fo:color="#b2b2b2" loext:opacity="100%" style:font-name="Optima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b2b2b2" loext:opacity="100%" style:font-name="Optima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9.332cm" svg:x="0.029cm" svg:y="3.223cm">
          <draw:image xlink:href="Pictures/10000000000005DC000001F49B8179E9F9329F8C.jpg" xlink:type="simple" xlink:show="embed" xlink:actuate="onLoad" draw:mime-type="image/jpeg">
            <text:p/>
          </draw:image>
        </draw:frame>
        <draw:frame draw:style-name="gr2" draw:text-style-name="P4" draw:layer="layout" svg:width="7.5cm" svg:height="4.139cm" svg:x="0.3cm" svg:y="0.5cm">
          <draw:text-box>
            <text:p text:style-name="P3"><text:span text:style-name="T1">7:00 – Welcome</text:span></text:p>
            <text:p text:style-name="P3"><text:span text:style-name="T1">7:10 – </text:span><text:span text:style-name="T2">Pierre</text:span></text:p>
            <text:p text:style-name="P3"><text:span text:style-name="T1">7:30 – </text:span><text:span text:style-name="T2">Lisa</text:span></text:p>
            <text:p text:style-name="P3"><text:span text:style-name="T1">7:50 – </text:span><text:span text:style-name="T2">Akendo</text:span></text:p>
            <text:p text:style-name="P3"><text:span text:style-name="T1">8:10 – Q&amp;A</text:span></text:p>
            <text:p text:style-name="P3"><text:span text:style-name="T1">9:00 – Closing</text:span></text:p>
          </draw:text-box>
        </draw:frame>
        <draw:frame draw:style-name="gr3" draw:text-style-name="P7" draw:layer="layout" svg:width="12.106cm" svg:height="2.195cm" svg:x="9.197cm" svg:y="13.2cm">
          <draw:text-box>
            <text:p text:style-name="P5"><text:span text:style-name="T1">berlin-infosec.slack.com</text:span></text:p>
            <text:p text:style-name="P5"><text:span text:style-name="T1">meetup.com/berlin-internet-security-group</text:span></text:p>
            <text:p text:style-name="P6"><text:span text:style-name="T1">@securitynights (Twitter)</text:span></text:p>
          </draw:text-box>
        </draw:frame>
        <draw:frame draw:style-name="gr4" draw:text-style-name="P9" draw:layer="layout" svg:width="5.163cm" svg:height="2.195cm" svg:x="22.468cm" svg:y="0.5cm">
          <draw:text-box>
            <text:p text:style-name="P8"><text:span text:style-name="T3">22/Sep</text:span></text:p>
            <text:p text:style-name="P8"><text:span text:style-name="T4">Sep 8, 2022</text:span></text:p>
            <text:p text:style-name="P8"><text:span text:style-name="T4">SysEleven, Berli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tima" svg:font-family="Optima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8T13:25:33.853242065</meta:creation-date>
    <dc:date>2022-09-08T14:09:03.480007875</dc:date>
    <meta:editing-duration>PT2M7S</meta:editing-duration>
    <meta:editing-cycles>1</meta:editing-cycles>
    <meta:document-statistic meta:object-count="29"/>
    <meta:generator>LibreOffice/7.3.5.2$Linux_X86_64 LibreOffice_project/30$Build-2</meta:generator>
  </office:meta>
</office:document-meta>
</file>